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RTL_Style" style:family="paragraph">
      <style:paragraph-properties style:writing-mode="rl-tb" fo:text-align="e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RTL_Style">رحلة عبر الطبيعة</text:p>
      <text:p text:style-name="RTL_Style"/>
      <text:p text:style-name="RTL_Style">الطبيعة هي لوحة واسعة وجميلة، مرسومة بألوان الحياة. من الجبال الشاهقة إلى الأنهار الهادئة، كل عنصر يحكي قصة عن التناغم والتوازن. غناء الطيور في ضوء الصباح الباكر يجلب شعورًا بالسلام، بينما تهمس الأوراق المتحركة في الرياح أسرار الغابة.</text:p>
      <text:p text:style-name="RTL_Style"/>
      <text:p text:style-name="RTL_Style">في الربيع، تتفتح الزهور بألوانها الزاهية، مجذبة النحل والفراشات على حد سواء. الهواء مليء بعبير الأزهار الحلو، وهو تذكير بتجديد الطبيعة. مع تغير الفصول، تقوم الخريف برسم الأشجار بألوان البرتقالي والذهبي، مما يخلق منظرًا مذهلاً يأسر الروح.</text:p>
      <text:p text:style-name="RTL_Style"/>
      <text:p text:style-name="RTL_Style">هذه الرحلة عبر الطبيعة ليست مجرد متعة بصرية ولكنها درس في الصمود والتكيف. دعونا نقدر ونحمي هذه الهدية للأجيال القادمة.</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03T15:27:10.235762219</meta:creation-date>
    <dc:date>2025-03-03T15:28:03.411544437</dc:date>
    <meta:editing-duration>PT53S</meta:editing-duration>
    <meta:editing-cycles>1</meta:editing-cycles>
    <meta:document-statistic meta:table-count="0" meta:image-count="0" meta:object-count="0" meta:page-count="1" meta:paragraph-count="4" meta:word-count="137" meta:character-count="802" meta:non-whitespace-character-count="669"/>
    <meta:generator>LibreOffice/24.2.7.2$Linux_X86_64 LibreOffice_project/420$Build-2</meta:generator>
  </office:meta>
</office:document-meta>
</file>